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 dość sporym gronie gier poświęconych okresowi II wojny światowej produkcje zespołu Paradox Interactive na pewno wyróżniają się skalą i rozmachem – w „Hearts of Iron” otrzymujemy kontrolę nad dowolnym krajem istniejącym w 1936 roku i próbujemy jakoś przejść przez burzliwy okres konfliktów zarządzając jego polityką wewnętrzną, armią, marynarką, lotnictwem i badaniami naukowymi. Recenzja ukazała się w numerze szesnastym. Co ważne, gry tego studia słyną z prostoty w kwestii modowania, dzięki czemu fani są w stanie łatwo wprowadzać własne modyfikacje. Nie trzeba było czekać na to, by ktoś postanowił połączyć ze sobą wojnę na skalę światową oraz słodkie, urocze kucyki.</text:p>
      <text:p text:style-name="Standard"/>
      <text:p text:style-name="Standard">Mogłoby się wydawać, że sam pomysł wciskania „My Little Pony” w realia drugiej wojny światowej zakończy się niewypałem, powstaniem drobniutkiej modyfikacji, w której gdzieś na Ziemi na siłę umieści się Equestrię, dorzuci jej dwa czy trzy wydarzenia losowe i tyle. Co to, to nie – zespół odpowiedzialny za EaW wziął się na poważnie do roboty, przez co od 2017 roku niestrudzenie tworzy jeden z największych modów do „Hearts of Iron 4” z własną mapą, wydarzeniami i wieloma innymi elementami.</text:p>
      <text:p text:style-name="Standard"/>
      <text:p text:style-name="Standard">Świat przedstawiony w EaW nie jest szczęśliwym miejscem. Sama Equestria wydaje się być iście idyllicznym miejscem, w którym panuje szczęście i spokój, ale niedawne zamieszki doprowadziły do odłączenia się jednej z najbiedniejszych prowincji, Stalliongradu, problemem staje się rasizm wobec kucyko-nietoperzy, a powszechny pacyfizm i ślepa wiara w harmonię utrudniają militaryzację. Ta zaś jest potrzebna – na północy w siłę rośnie Imperium Podmieńców kontrolowane przez mściwą Chrysalis, komuniści ze Stalliongradu przebąkują coś o niesieniu rewolucji na bagnetach, <text:s/>a w Kryształowym Imperium szerzą się plotki o powrocie Sombry. Jelonki żyjące na zachodzie kontynentu mają przekichane jak Polska w 1939, będąc pierwszym celem Roju, gryfia kolonia na północy próbuje sobie poradzić jako niepodległy kraj… Jak widać mieszkańców, zarówno cywili jak i wojskowych, czeka sporo zabawy. Co więcej, Celestia z Luną ostatnio mają sporo na głowie i w odpowiednich warunkach mogą uznać, że przemiana w Daybreaker/Nightmare Moon jest nie tylko akceptowalna, ale i pożądana – a w takim wypadku cały kontynent się zatrzęsie.</text:p>
      <text:p text:style-name="Standard"/>
      <text:p text:style-name="Standard">O dziwo drugi kontynent – Gryfonia – trzyma się jeszcze gorzej. Gryfie Imperium jest zaledwie cieniem dawnej świetności, jego wasale zachowują mu wierność tylko z przyzwyczajenia i z każdej strony czają się potencjalni chętni do przejęcia tytułu pangryfiego państwa. Większość państw, gdzie rządzą ptakolwy, jest zagrożona przez ekstremistów – komunistycznych, faszystowskich, nazistowskich, a nawet przez kultystów demonów. O takich drobnych sprawach, jak państwo nekromantów, które planuje zmienić cały kontynent w wielkie cmentarzysko albo państwo zebrzych łowców niewolników – aż szkoda wspominać. Niby na wschodzie kontynentu istnieje sobie względnie spokojna federacja państw kuczych, ale ma swoje problemy – część członków jest o krok od złamania paktu, ekonomia leży, a najbliższe państwo gryfów jest zarządzane przez lokalny odpowiednik skrajnych nazistów.</text:p>
      <text:p text:style-name="Standard"/>
      <text:p text:style-name="Standard">Jak widać – na nudę nie ma co narzekać. Co więcej, twórcy nie spoczywają na laurach – aktywnie pracują nad trzecim kontynentem, Zebricą. Na razie wiadomo tylko tyle, że będzie dodane potężne Imperium Kirinów wzorowane na Chinach,a lokalne państwa zmagają się z efektami wojen niejakiego Storm Kinga. Co gorsza, niektóre z krajów są wciąż pod rządami jego byłych oficerów, którzy po nieszczęśliwym zgonie dowódcy zdołali sobie zapewnić lojalność armii.</text:p>
      <text:p text:style-name="Standard"><text:soft-page-break/></text:p>
      <text:p text:style-name="Standard">Państwom poświęcono bardzo dużo uwagi. Różnią się nie tylko nazwami i kształtem granic – każde z nich ma swoje własne cechy, które je wyróżniają. Nawet tak słabe (na początku) kraje, jak na przykład Zakon Arcturianowy, który na północy chroni kontynentu przed nekromantami, posiada focus tree (czyli potencjalne ścieżki rozwoju) bardziej rozbudowane niż III Rzesza w podstawowej wersji „Hearts of Iron”. Większość państw może się chwalić unikalnymi wydarzeniami. Już to wystarcza, by EaW zjadło na śniadanie bez popitki to, co wypocili z siebie pracownicy Paradox Interactive w oryginalnej grze.</text:p>
      <text:p text:style-name="Standard"/>
      <text:p text:style-name="Standard">Zmiany sięgają dalej – różne gatunki mają własne wersje specjalnego drzewka technologicznego, przez co jako kucyki możemy pobawić się bojowym zastosowaniem czarnej magii, a jako podmieńce zadbać o to, by każdy rozkaz wydany przez wrogą armię najpierw lądował na naszym biurku, a dopiero potem docierał do pierwotnego odbiorcy. Część ikonek została podmieniona, skucykowano nawet nazwy surowców – zamiast uranu mamy kryształy, siła ludzka to „ponypower” i tak dalej.</text:p>
      <text:p text:style-name="Standard"/>
      <text:p text:style-name="Standard">Dość zabawne (acz makabryczne) jest to, że modyfikacja jest o wiele brutalniejsza od oryginału. Paradox nie lubi przedstawiania ludobójstw i innych tego typu rzeczy, przez co „Hearts of Iron 4” jest dość ugrzecznioną grą. „Equestria at War” podchodzi do tego kompletnie inaczej – można tu, z brutalną bezpośrednością, przeprowadzać czystki etniczne, eksperymentować na cywilach czy przeobrażać populacje całych krajów w niewolników.</text:p>
      <text:p text:style-name="Standard"/>
      <text:p text:style-name="Standard">Niestety, brakuje jednego elementu, który znacząco by poprawiał jakość modyfikacji – modele wojsk są dalej reprezentowane przez modele ludzi. Nie jest to jednak efekt lenistwa twórców, a po prostu kwestia z oryginalnej gry. Ot, po prostu podmienianie modeli nie wchodzi w skład czynności dozwolonych przez Paradox Interactive, przez co na razie jest to niemożliwe.</text:p>
      <text:p text:style-name="Standard"/>
      <text:p text:style-name="Standard">Na chwilę obecną „Equestria at War” jest największą i najlepszą modyfikacją do „Hearts of Iron”. Niektóre z jej mechanik, jak na przykład (co prawda uproszczone) symulowanie problemów z edukacją albo zagrożenia głodem są implementowane do innych modów, na przykład The New Order – poświęconego światu, w którym III Rzesza wygrała II wojnę światową. Ogromna liczba państw, z których wiele posiada sekretne ścieżki i wydarzenia, zapewnia masę frajdy, a ciągły rozwój oznacza, że zanim przetestujemy wszystko, co jest na chwilę obecną dostępne, to już dostaniemy kolejne kraje i ścieżki do przebadania. Z czystym sercem poleciłbym „Equestria at War” każdemu, choćby nigdy wcześniej nie słyszał o „My Little Pony”.</text:p>
      <text:p text:style-name="Standard"/>
      <text:p text:style-name="Standard"><text:a xlink:type="simple" xlink:href="https://i.imgur.com/U2dwVlP.jpg" text:style-name="ListLabel_20_1" text:visited-style-name="ListLabel_20_1"><text:span text:style-name="T1">https://i.imgur.com/U2dwVlP.jpg</text:span></text:a> – nadałoby się na logo?</text:p>
      <text:p text:style-name="Standard"/>
      <text:p text:style-name="Standard"><text:a xlink:type="simple" xlink:href="https://i.imgur.com/eFytdNd.png" text:style-name="ListLabel_20_1" text:visited-style-name="ListLabel_20_1"><text:span text:style-name="T1">https://i.imgur.com/eFytdNd.png</text:span></text:a> </text:p>
      <text:p text:style-name="Standard"/>
      <text:p text:style-name="Standard"><text:a xlink:type="simple" xlink:href="https://media.moddb.com/cache/images/mods/1/35/34182/thumb_620x2000/20170917233114_1.1.jpg" text:style-name="ListLabel_20_1" text:visited-style-name="ListLabel_20_1"><text:span text:style-name="T1">https://media.moddb.com/cache/images/mods/1/35/34182/thumb_620x2000/20170917233114_1.1.jpg</text:span></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16T20:17:08.674000000</dc:date>
    <meta:editing-duration>PT41M25S</meta:editing-duration>
    <meta:editing-cycles>1</meta:editing-cycles>
    <meta:document-statistic meta:table-count="0" meta:image-count="0" meta:object-count="0" meta:page-count="2" meta:paragraph-count="13" meta:word-count="893" meta:character-count="6334" meta:non-whitespace-character-count="5433"/>
  </office:meta>
</office:document-meta>
</file>